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7a47a" officeooo:paragraph-rsid="0017a47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i’m going to create the docker image by the following structure ... </text:p>
      <text:p text:style-name="P2"/>
      <text:p text:style-name="P2"/>
      <text:p text:style-name="P2"/>
      <text:p text:style-name="P2"><text:s text:c="2"/></text:p>
      <text:p text:style-name="P2"><text:s text:c="3"/>Spring boot images : </text:p>
      <text:p text:style-name="P2"><text:s/></text:p>
      <text:p text:style-name="P2"><text:s text:c="13"/>Deviation analysis</text:p>
      <text:p text:style-name="P2"><text:s text:c="13"/>Graphical Analysis</text:p>
      <text:p text:style-name="P2"><text:s text:c="13"/>Outlier Analysis</text:p>
      <text:p text:style-name="P2"><text:s text:c="13"/>Prediction</text:p>
      <text:p text:style-name="P2"/>
      <text:p text:style-name="P2"><text:s text:c="2"/>RAPI : </text:p>
      <text:p text:style-name="P2"><text:s text:c="14"/></text:p>
      <text:p text:style-name="P2"><text:s text:c="13"/>single R-API for all the spring boot applications.. </text:p>
      <text:p text:style-name="P2"/>
      <text:p text:style-name="P2"/>
      <text:p text:style-name="P2"/>
      <text:p text:style-name="P2">Hadoop :</text:p>
      <text:p text:style-name="P2"><text:s text:c="15"/>Hadoop docker image for the purpose of storing files. </text:p>
      <text:p text:style-name="P2"/>
      <text:p text:style-name="P2">Alluxio and spark : </text:p>
      <text:p text:style-name="P2"><text:s text:c="15"/>alluxio function </text:p>
      <text:p text:style-name="P2"/>
      <text:p text:style-name="P2"/>
      <text:p text:style-name="P2">python : </text:p>
      <text:p text:style-name="P2"><text:s text:c="10"/></text:p>
      <text:p text:style-name="P2"><text:s text:c="9"/>Docker image for python</text:p>
      <text:p text:style-name="P2"><text:s text:c="2"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0:03:18.877294375</meta:creation-date>
    <dc:date>2017-09-21T10:09:43.138378824</dc:date>
    <meta:editing-duration>PT6M26S</meta:editing-duration>
    <meta:editing-cycles>1</meta:editing-cycles>
    <meta:document-statistic meta:table-count="0" meta:image-count="0" meta:object-count="0" meta:page-count="1" meta:paragraph-count="20" meta:word-count="56" meta:character-count="480" meta:non-whitespace-character-count="291"/>
    <meta:generator>LibreOffice/5.1.6.2$Linux_X86_64 LibreOffice_project/10m0$Build-2</meta:generator>
  </office:meta>
</office:document-meta>
</file>